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Roboto" svg:font-family="Roboto, 'Open sans',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top="0in" fo:margin-bottom="0in" fo:text-align="start" style:justify-single-word="false" fo:orphans="2" fo:widows="2" fo:padding="0in" fo:border="none"/>
      <style:text-properties fo:font-variant="normal" fo:text-transform="none" fo:color="#333333" style:font-name="Helvetica Neue" fo:font-size="10.5pt" fo:letter-spacing="normal" fo:font-style="normal" fo:font-weight="normal"/>
    </style:style>
    <style:style style:name="P3" style:family="paragraph" style:parent-style-name="Text_20_body">
      <style:paragraph-properties fo:margin-left="0in" fo:margin-right="0in" fo:margin-top="0in" fo:margin-bottom="0in" fo:line-height="200%" fo:text-align="start" style:justify-single-word="false" fo:orphans="2" fo:widows="2" fo:text-indent="0in" style:auto-text-indent="false"/>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333333" style:font-name="Helvetica Neue" fo:font-size="10.5pt" fo:letter-spacing="normal" fo:font-style="italic" fo:font-weight="normal"/>
    </style:style>
    <style:style style:name="T1" style:family="text">
      <style:text-properties fo:font-weight="normal" style:font-weight-asian="normal" style:font-weight-complex="normal"/>
    </style:style>
    <style:style style:name="T2" style:family="text">
      <style:text-properties fo:font-variant="normal" fo:text-transform="none" fo:color="#333333" style:font-name="Roboto" fo:letter-spacing="normal" fo:font-style="normal" fo:font-weight="normal"/>
    </style:style>
    <style:style style:name="T3" style:family="text">
      <style:text-properties fo:font-variant="normal" fo:text-transform="none" fo:color="#0070a8" style:text-line-through-style="none" style:font-name="Roboto" fo:letter-spacing="normal" fo:font-style="normal" style:text-underline-style="none" fo:font-weight="normal" style:text-blinking="false"/>
    </style:style>
    <style:style style:name="T4" style:family="text">
      <style:text-properties fo:font-variant="normal" fo:text-transform="none" fo:color="#0070a8" style:text-line-through-style="none" style:font-name="Helvetica Neue" fo:font-size="8.2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Bell Lab 8 Release</text:p>
      <text:p text:style-name="Standard"/>
      <text:p text:style-name="P1">GIT<text:span text:style-name="T1"> : https://github.com/insidmal/CS235AM.git</text:span></text:p>
      <text:p text:style-name="P1"><text:span text:style-name="T1">Tide Prediction in Lab 8 SubFolder</text:span></text:p>
      <text:p text:style-name="Standard"/>
      <text:p text:style-name="Standard">There wasn't a review form but this was a reply I got from Joshua Garnick in the beta forum reviewing my lab</text:p>
      <text:p text:style-name="Standard"/>
      <text:h text:style-name="Heading_20_6" text:outline-level="6"><text:bookmark text:name="hsuforum-post-176966"/><text:span text:style-name="T2">Post by </text:span><text:a xlink:type="simple" xlink:href="https://classes.lanecc.edu/user/view.php?id=44737&amp;course=75357" text:style-name="Internet_20_link" text:visited-style-name="Visited_20_Internet_20_Link"><text:span text:style-name="T3">Joshua Garnick</text:span></text:a></text:h>
      <text:p text:style-name="P3"><text:a xlink:type="simple" xlink:href="https://classes.lanecc.edu/mod/hsuforum/discuss.php?d=46914#p176966" text:style-name="Internet_20_link" text:visited-style-name="Visited_20_Internet_20_Link"><text:span text:style-name="T4">2 days ago</text:span></text:a></text:p>
      <text:p text:style-name="P4">Re: Lab 8 Beta</text:p>
      <text:p text:style-name="P2">Hey John, I don't see a lab 8 review form but the review is due today so I guess I'll just write it in here. I really like how you set up your code using sql queries to get your data back in ascending/descending order, group by clauses and so on. Very interesting approach! I also thought it was a really good idea to frontload the stations and their IDs into your db file in assets to then bring over to the device, I hadn't thought of that and wound up choosing 3 stations from the NOAA website and hardcoding them in my own lab. I ran the app on my Pixel XL and it works really well, just slow like you mentioned as it retrieves data, but it ultimately seems to be displaying the correct data. You mentioned it above already that your app only goes out a week from the requested date, which makes sense to me, but that does diverge from the lab instructions a bit so I'm just making a note of it. Speculating a bit about your code, I suspect that part of the reason the retrieval is so slow is that for each tide entry available in your return, for each of your TideDB methods you're opening a connection, doing a single operation (update, delete, insert), then closing the connection. I'm no expert, but I have read that having to open the connection to the DB multiple times can be very slow. Just my two cents. Looks great man, well do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Roboto" svg:font-family="Roboto, 'Open sans',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Bell</meta:initial-creator>
    <meta:creation-date>2017-06-12T22:45:08.50</meta:creation-date>
    <meta:document-statistic meta:table-count="0" meta:image-count="0" meta:object-count="0" meta:page-count="1" meta:paragraph-count="8" meta:word-count="304" meta:character-count="1600"/>
    <dc:date>2017-06-12T22:46:23.94</dc:date>
    <dc:creator>John Bell</dc:creator>
    <meta:editing-duration>PT1M16S</meta:editing-duration>
    <meta:editing-cycles>1</meta:editing-cycles>
    <meta:generator>OpenOffice/4.1.2$Win32 OpenOffice.org_project/412m3$Build-9782</meta:generator>
  </office:meta>
</office:document-meta>
</file>